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610" officeooo:paragraph-rsid="00111610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579d1c"/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loext:graphic-properties draw:fill-color="#c5000b"/>
      <style:text-properties fo:font-size="12pt"/>
    </style:style>
    <style:style style:name="P6" style:family="paragraph">
      <loext:graphic-properties draw:fill-color="#ffd320"/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style:style style:name="gr1" style:family="graphic">
      <style:graphic-properties draw:textarea-horizontal-align="justify" draw:textarea-vertical-align="middle" draw:auto-grow-height="false" fo:min-height="3.912cm" fo:min-width="4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93cm" fo:min-width="4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579d1c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5000b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d320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891cm" fo:min-width="4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863cm" fo:min-width="4.9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891cm" fo:min-width="4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3.988cm" fo:min-width="4.7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c5000b" draw:textarea-horizontal-align="justify" draw:textarea-vertical-align="middle" draw:auto-grow-height="false" fo:min-height="0.647cm" fo:min-width="2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c5000b" draw:textarea-horizontal-align="justify" draw:textarea-vertical-align="middle" draw:auto-grow-height="false" fo:min-height="0.72cm" fo:min-width="2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5000b" draw:textarea-horizontal-align="justify" draw:textarea-vertical-align="middle" draw:auto-grow-height="false" fo:min-height="1.607cm" fo:min-width="2.7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579d1c" draw:textarea-horizontal-align="justify" draw:textarea-vertical-align="middle" draw:auto-grow-height="false" fo:min-height="1.607cm" fo:min-width="2.7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d320" draw:textarea-horizontal-align="justify" draw:textarea-vertical-align="middle" draw:auto-grow-height="false" fo:min-height="1.612cm" fo:min-width="2.7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1" draw:name="Forme1" draw:style-name="gr2" svg:width="5.134cm" svg:height="2.095cm" svg:x="0.139cm" svg:y="0.122cm"><text:p><text:s text:c="33"/>AC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3" draw:text-style-name="P3" svg:width="2.915cm" svg:height="1.777cm" svg:x="0.423cm" svg:y="0.319cm"><text:p text:style-name="P2">CAPWAP </text:p><text:p text:style-name="P2"><text:span text:style-name="T1">function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2" draw:style-name="gr13" draw:text-style-name="P3" svg:width="2.918cm" svg:height="1.781cm" svg:x="5.828cm" svg:y="0.386cm"><text:p text:style-name="P7"><text:span text:style-name="T2">CAPWAP </text:span></text:p><text:p text:style-name="P7"><text:span text:style-name="T3">func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" draw:style-name="gr9" svg:width="5.134cm" svg:height="4.419cm" svg:x="11.067cm" svg:y="0.055cm"><text:p><text:s text:c="33"/>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2" draw:style-name="gr3" draw:text-style-name="P3" svg:width="2.915cm" svg:height="1.777cm" svg:x="11.384cm" svg:y="0.346cm"><text:p text:style-name="P2">CAPWAP </text:p><text:p text:style-name="P2"><text:span text:style-name="T1">func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1" draw:style-name="gr8" svg:width="5.134cm" svg:height="3.202cm" svg:x="5.616cm" svg:y="0.187cm"><text:p><text:s text:c="33"/>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1" svg:width="5.107cm" svg:height="4.336cm" svg:x="0.166cm" svg:y="0.439cm"><text:p><text:s text:c="31"/>WT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2" draw:style-name="gr11" draw:text-style-name="P5" svg:width="2.915cm" svg:height="0.798cm" svg:x="5.907cm" svg:y="0.356cm"><text:p text:style-name="P4">Non RT <text:s/>M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2" draw:style-name="gr12" draw:text-style-name="P5" svg:width="2.918cm" svg:height="1.781cm" svg:x="11.384cm" svg:y="0.432cm"><text:p><text:span text:style-name="T2">802.11 MA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" draw:name="Forme2" draw:style-name="gr4" draw:text-style-name="P5" svg:width="2.915cm" svg:height="1.777cm" svg:x="0.37cm" svg:y="0.266cm"><text:p text:style-name="P4">802.11 MAC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5" draw:name="Forme1" draw:style-name="gr6" svg:width="5.107cm" svg:height="3.202cm" svg:x="5.484cm" svg:y="0.139cm"><text:p><text:s text:c="31"/>WT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" draw:style-name="gr10" draw:text-style-name="P5" svg:width="2.915cm" svg:height="0.715cm" svg:x="5.881cm" svg:y="0.404cm"><text:p text:style-name="P4">Real Time <text:s/>M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4" draw:name="Forme2" draw:style-name="gr14" draw:text-style-name="P6" svg:width="2.922cm" svg:height="1.786cm" svg:x="5.881cm" svg:y="0.353cm"><text:p><text:span text:style-name="T2">802.11 PH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5" draw:text-style-name="P6" svg:width="2.915cm" svg:height="1.777cm" svg:x="0.37cm" svg:y="0.224cm"><text:p text:style-name="P4">802.11 PH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2" draw:style-name="gr5" draw:text-style-name="P6" svg:width="2.915cm" svg:height="1.777cm" svg:x="11.252cm" svg:y="0.432cm"><text:p text:style-name="P4">802.11 PH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7" svg:width="5.107cm" svg:height="2.065cm" svg:x="10.961cm" svg:y="0.303cm"><text:p><text:s text:c="31"/>WT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P1"><text:s text:c="7"/></text:p>
      <text:p text:style-name="P1"/>
      <text:p text:style-name="P1"><text:s text:c="6"/>(a) Local MAC <text:s text:c="28"/>(b) Split MAC <text:s text:c="26"/>(c) <text:s/><text:span text:style-name="T1">Remote</text:span> M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8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02:32.890216613</meta:creation-date>
    <dc:date>2017-09-25T14:28:08.823251218</dc:date>
    <meta:editing-duration>PT4M53S</meta:editing-duration>
    <meta:editing-cycles>1</meta:editing-cycles>
    <meta:document-statistic meta:table-count="0" meta:image-count="0" meta:object-count="0" meta:page-count="1" meta:paragraph-count="2" meta:word-count="9" meta:character-count="110" meta:non-whitespace-character-count="34"/>
    <meta:generator>LibreOffice/5.1.6.2$Linux_X86_64 LibreOffice_project/10m0$Build-2</meta:generator>
  </office:meta>
</office:document-meta>
</file>